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18">
            <text:p>151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51">
            <text:p>165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296">
            <text:p>129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12">
            <text:p>161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76">
            <text:p>117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24">
            <text:p>1624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51">
            <text:p>115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616">
            <text:p>161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79">
            <text:p>107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08">
            <text:p>160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47">
            <text:p>104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08">
            <text:p>160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54">
            <text:p>85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19">
            <text:p>81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44">
            <text:p>54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21">
            <text:p>52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70">
            <text:p>37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83">
            <text:p>18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42">
            <text:p>14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62">
            <text:p>6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11">
            <text:p>11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45:30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